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70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llector</text:p>
      <text:p text:style-name="Standard"/>
      <text:p text:style-name="Standard">problem definition:</text:p>
      <text:p text:style-name="Standard"/>
      <text:p text:style-name="Standard">Provide a database of German politicians and their speeches, provide access to data with criteria like year, term, state, topic, party. Data can be quotes from speeches or statistics. </text:p>
      <text:p text:style-name="Standard"/>
      <text:p text:style-name="Standard">a0 <text:span text:style-name="T3">several sets of data</text:span></text:p>
      <text:p text:style-name="Standard"/>
      <text:p text:style-name="Standard"><text:s text:c="3"/>- the <text:span text:style-name="T1">term </text:span>(legislature)</text:p>
      <text:p text:style-name="Standard"><text:s text:c="5"/>-&gt; does it make sense to collect all politicians, speeches, ... within one set: term?</text:p>
      <text:p text:style-name="Standard"><text:s text:c="5"/>-&gt; how can other sets <text:span text:style-name="T4">be </text:span>accessed with term/legislature as a search criterium?</text:p>
      <text:p text:style-name="Standard"/>
      <text:p text:style-name="Standard"><text:s text:c="3"/>- the <text:span text:style-name="T1">time</text:span> (date, year)</text:p>
      <text:p text:style-name="Standard"><text:s text:c="5"/>-&gt; how to access a year's politicians without other criteria? </text:p>
      <text:p text:style-name="Standard"><text:s text:c="5"/>-&gt; should only years be stored, what about the border when one term ends and the next</text:p>
      <text:p text:style-name="Standard"><text:s text:c="8"/>starts?</text:p>
      <text:p text:style-name="Standard"><text:s text:c="5"/>-&gt; for statistics it is important to have the parameter "year" be able to retrieve lots of</text:p>
      <text:p text:style-name="Standard"><text:s text:c="8"/>different informations</text:p>
      <text:p text:style-name="Standard"/>
      <text:p text:style-name="Standard"><text:s text:c="3"/>- the <text:span text:style-name="T1">federal state</text:span></text:p>
      <text:p text:style-name="Standard"><text:s text:c="5"/>-&gt; collect all politicians, speeches ...</text:p>
      <text:p text:style-name="Standard"/>
      <text:p text:style-name="Standard"><text:s text:c="3"/>- the <text:span text:style-name="T1">session</text:span></text:p>
      <text:p text:style-name="Standard"><text:s text:c="5"/>-&gt; different topics addressed by different speeches</text:p>
      <text:p text:style-name="Standard"><text:s text:c="5"/>-&gt; different politicians who select a topic where they participate in discussions</text:p>
      <text:p text:style-name="Standard"><text:s text:c="5"/>-&gt; is a session necessary at all? or only subsessions because of their focus on a topic?</text:p>
      <text:p text:style-name="Standard"/>
      <text:p text:style-name="Standard"><text:s text:c="3"/>- the <text:span text:style-name="T1">politicians</text:span></text:p>
      <text:p text:style-name="Standard"><text:s text:c="5"/>-&gt; years in parliament</text:p>
      <text:p text:style-name="Standard"><text:s text:c="5"/>-&gt; which parliament<text:span text:style-name="T4">? - state</text:span></text:p>
      <text:p text:style-name="Standard"><text:s text:c="5"/>-&gt; did they move to a different parliament (like the Bundestag)?</text:p>
      <text:p text:style-name="Standard"/>
      <text:p text:style-name="Standard"><text:s text:c="3"/>- their <text:span text:style-name="T1">speeches</text:span> and questions</text:p>
      <text:p text:style-name="Standard"><text:s text:c="5"/>-&gt; convert PDF to text</text:p>
      <text:p text:style-name="Standard"><text:s text:c="5"/>-&gt; chop text into sentences (lots of issues like dates, numbers, academic titles,</text:p>
      <text:p text:style-name="Standard"><text:s text:c="8"/>abbreviations etc. which all use a period to mark sth. other than the end of a sentence)</text:p>
      <text:p text:style-name="Standard"><text:s text:c="5"/>-&gt; which tags had the subsession where the speech was held?</text:p>
      <text:p text:style-name="Standard"><text:s text:c="5"/>-&gt; which reactions? laughter, applause, questions, ...</text:p>
      <text:p text:style-name="Standard"/>
      <text:p text:style-name="Standard"><text:s text:c="3"/>- <text:span text:style-name="T1">reactions</text:span> during a parliament session (applause, laughter, ...)</text:p>
      <text:p text:style-name="Standard"/>
      <text:p text:style-name="Standard"><text:s text:c="3"/>- the <text:span text:style-name="T1">parties</text:span></text:p>
      <text:p text:style-name="Standard"/>
      <text:p text:style-name="Standard"><text:s text:c="3"/>- the <text:span text:style-name="T1">cabinet</text:span></text:p>
      <text:p text:style-name="Standard"/>
      <text:p text:style-name="Standard"><text:s text:c="3"/>- the <text:span text:style-name="T1">source</text:span> (wiki, the parliament database, one point maybe interviews, newspaper articles)</text:p>
      <text:p text:style-name="Standard"/>
      <text:p text:style-name="Standard">A set needs to combine legislature, state etc. into one database and provide access to<text:span text:style-name="T4"> </text:span>retrieve these data in a coherent way.<text:span text:style-name="T4"> What could be a set to enclose the rest and give access to all data?</text:span></text:p>
      <text:p text:style-name="Standard"/>
      <text:p text:style-name="Standard"/>
      <text:p text:style-name="Standard"><text:soft-page-break/></text:p>
      <text:p text:style-name="Standard">a1 Extract all politicians of a given legislature and a given federal state.</text:p>
      <text:p text:style-name="Standard"/>
      <text:p text:style-name="Standard">a2 Use wiki and the parliament's db as sources.</text:p>
      <text:p text:style-name="Standard">b <text:s/>Find a way to store individuals and the whole parliament.</text:p>
      <text:p text:style-name="Standard">c1 Later additional information (speeches) will be added to a politician's dataset.</text:p>
      <text:p text:style-name="Standard">c2 Since the volume may vary between a single entry of a few lines to sth like 300 entries of three to four pages each, a flexible way of storing is needed.</text:p>
      <text:p text:style-name="Standard"/>
      <text:p text:style-name="Standard">Questions to answer:</text:p>
      <text:p text:style-name="Standard"># related to a tag/topic/buzzword:</text:p>
      <text:p text:style-name="Standard"><text:s text:c="2"/>- What did Mr. Miller say about "mobility" in 2019? ... in 2018?</text:p>
      <text:p text:style-name="Standard"><text:s text:c="2"/>- Which parliamentarians spoke about "education" in 2017?</text:p>
      <text:p text:style-name="Standard"><text:s text:c="2"/>- How often did Mrs. Smith talk about "digitalization" in 2015? Compared to her party? Compared</text:p>
      <text:p text:style-name="Standard"><text:s text:c="4"/>to other parties? Compared to another year?</text:p>
      <text:p text:style-name="Standard"><text:s text:c="2"/>- How often did the SPD talk about "economy" in 2016? Compared to CDU, compared to 2019 ...</text:p>
      <text:p text:style-name="Standard"/>
      <text:p text:style-name="Standard"># related to statistics</text:p>
      <text:p text:style-name="Standard">- Which parliamentarian spoke most often? Top 10? In one state. Compared to all states.</text:p>
      <text:p text:style-name="Standard">- How often did the SPD fraction in parliament laugh in 2018, compared to 2020?</text:p>
      <text:p text:style-name="Standard">- How often did the Green party applaude, compared to the FDP party?</text:p>
      <text:p text:style-name="Standard">- How many academics/women/nobles were in the NRW parliament in 2010? Compared to 2020, compared</text:p>
      <text:p text:style-name="Standard"><text:s text:c="2"/>to other parliaments</text:p>
      <text:p text:style-name="Standard">- </text:p>
      <text:p text:style-name="Standard"/>
      <text:p text:style-name="Standard"/>
      <text:p text:style-name="Standard">major blocks:</text:p>
      <text:p text:style-name="Standard"><text:s text:c="4"/>a1 access wiki - legislature and federal state as parameters</text:p>
      <text:p text:style-name="Standard"><text:s text:c="18"/>- legislature 14 of NRW is not the same as that of Saxony!!</text:p>
      <text:p text:style-name="Standard"><text:s text:c="7"/>aa right urls</text:p>
      <text:p text:style-name="Standard"><text:s text:c="7"/>ab right data</text:p>
      <text:p text:style-name="Standard"><text:s text:c="7"/>ac store in temporary db</text:p>
      <text:p text:style-name="Standard"><text:s text:c="7"/># wiki is most likely the same format for all 16 states in Germany</text:p>
      <text:p text:style-name="Standard"><text:s text:c="4"/>a2 access/extract the federal parliaments' databases (currently only NRW)</text:p>
      <text:p text:style-name="Standard"><text:s text:c="7"/>aa right urls</text:p>
      <text:p text:style-name="Standard"><text:s text:c="7"/>ab right data</text:p>
      <text:p text:style-name="Standard"><text:s text:c="7"/>ac store in temp db</text:p>
      <text:p text:style-name="Standard"><text:s text:c="7"/># every federal state has a different layout / access permission </text:p>
      <text:p text:style-name="Standard"><text:s text:c="4"/>b merge data from a1/a2 and create one dataset for each person</text:p>
      <text:p text:style-name="Standard"><text:s text:c="4"/>b extract those data and assign them to tags like first_name, title, party, ward, ...</text:p>
      <text:p text:style-name="Standard"><text:s text:c="4"/>c merge all available (i.e. wiki and local landesarchiv) data sets</text:p>
      <text:p text:style-name="Standard"><text:s text:c="4"/>d create a database that can be looked up specifying: state, legislature (year?)</text:p>
      <text:p text:style-name="Standard"/>
      <text:p text:style-name="Standard"/>
      <text:p text:style-name="Standard">data design:</text:p>
      <text:p text:style-name="Standard">- using person.MdL</text:p>
      <text:p text:style-name="Standard">- shelve, json, ...</text:p>
      <text:p text:style-name="Standard"/>
      <text:p text:style-name="Standard"/>
      <text:p text:style-name="Standard"/>
      <text:p text:style-name="Standard"/>
      <text:p text:style-name="Standard"><text:soft-page-break/>user interface:</text:p>
      <text:p text:style-name="Standard">- cli</text:p>
      <text:p text:style-name="Standard">- graphic interface with</text:p>
      <text:p text:style-name="Standard"><text:s text:c="3"/>- pop down lists</text:p>
      <text:p text:style-name="Standard"><text:s text:c="3"/>- </text:p>
      <text:p text:style-name="Standard"/>
      <text:p text:style-name="Standard"/>
      <text:p text:style-name="Standard">error detection:</text:p>
      <text:p text:style-name="Standard">- handling wrong input of users</text:p>
      <text:p text:style-name="Standard">- handling missing data </text:p>
      <text:p text:style-name="Standard"/>
      <text:p text:style-name="Standard"/>
      <text:p text:style-name="Standard"/>
      <text:p text:style-name="Standard"/>
      <text:p text:style-name="Standard">input/output:</text:p>
      <text:p text:style-name="Standard">- html -&gt; beautifulsoup objects</text:p>
      <text:p text:style-name="Standard">- strings</text:p>
      <text:p text:style-name="Standard"/>
      <text:p text:style-name="Standard"/>
      <text:p text:style-name="Standard"/>
      <text:p text:style-name="Standard">persistance</text:p>
      <text:p text:style-name="Standard">- store and retrieve date to/from databa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3:10.964552534</meta:creation-date>
    <dc:date>2020-09-01T16:30:12.035168585</dc:date>
    <meta:editing-duration>PT7M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3" meta:paragraph-count="85" meta:word-count="711" meta:character-count="4310" meta:non-whitespace-character-count="3425"/>
  </office:meta>
</office:document-meta>
</file>